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09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14.53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nsorscalib" table:style-name="ta1">
        <table:shapes>
          <draw:frame draw:z-index="0" draw:style-name="gr1" draw:text-style-name="P1" svg:width="175.36mm" svg:height="89.99mm" svg:x="134.82mm" svg:y="6.96mm">
            <draw:object draw:notify-on-update-of-ranges="sensorscalib.C1:sensorscalib.C1 sensorscalib.C2:sensorscalib.C25 sensorscalib.D1:sensorscalib.D1 sensorscalib.D2:sensorscalib.D25 sensorscalib.E1:sensorscalib.E1 sensorscalib.E2:sensorscalib.E25 sensorscalib.F1:sensorscalib.F1 sensorscalib.F2:sensorscalib.F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alib-test-eng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scar C</text:p>
          </table:table-cell>
          <table:table-cell office:value-type="string" calcext:value-type="string">
            <text:p>Lascar H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h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2-07-21 17:55:2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2-07-21 18:00:24</text:p>
          </table:table-cell>
          <table:table-cell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2-07-21 18:05:24</text:p>
          </table:table-cell>
          <table:table-cell office:value-type="float" office:value="25.5" calcext:value-type="float">
            <text:p>25.5</text:p>
          </table:table-cell>
          <table:table-cell office:value-type="float" office:value="48.5" calcext:value-type="float">
            <text:p>48.5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2-07-21 18:10:24</text:p>
          </table:table-cell>
          <table:table-cell office:value-type="float" office:value="25" calcext:value-type="float">
            <text:p>25</text:p>
          </table:table-cell>
          <table:table-cell office:value-type="float" office:value="48.5" calcext:value-type="float">
            <text:p>48.5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2-07-21 18:15:24</text:p>
          </table:table-cell>
          <table:table-cell office:value-type="float" office:value="24.5" calcext:value-type="float">
            <text:p>24.5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2-07-21 18:20:24</text:p>
          </table:table-cell>
          <table:table-cell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2-07-21 18:25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2-07-21 18:30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2-07-21 18:35:24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2-07-21 18:40:24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2-07-21 18:45:24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2-07-21 18:50:24</text:p>
          </table:table-cell>
          <table:table-cell office:value-type="float" office:value="24.5" calcext:value-type="float">
            <text:p>24.5</text:p>
          </table:table-cell>
          <table:table-cell office:value-type="float" office:value="70.5" calcext:value-type="float">
            <text:p>70.5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2-07-21 18:55:24</text:p>
          </table:table-cell>
          <table:table-cell office:value-type="float" office:value="25" calcext:value-type="float">
            <text:p>25</text:p>
          </table:table-cell>
          <table:table-cell office:value-type="float" office:value="71.5" calcext:value-type="float">
            <text:p>71.5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2-07-21 19:00:24</text:p>
          </table:table-cell>
          <table:table-cell office:value-type="float" office:value="25.5" calcext:value-type="float">
            <text:p>25.5</text:p>
          </table:table-cell>
          <table:table-cell office:value-type="float" office:value="55.5" calcext:value-type="float">
            <text:p>55.5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2-07-21 19:05:2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2-07-21 19:10:24</text:p>
          </table:table-cell>
          <table:table-cell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2-07-21 19:15:24</text:p>
          </table:table-cell>
          <table:table-cell office:value-type="float" office:value="24.5" calcext:value-type="float">
            <text:p>24.5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2-07-21 19:20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2-07-21 19:25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2-07-21 19:30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2-07-21 19:35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2-07-21 19:40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2-07-21 19:4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2-07-21 19:45:25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number-rows-repeated="20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/00/0000</text:date>, <text:time style:data-style-name="N2" text:time-value="23:25:57.7638061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30T23:34:27.076786584</dc:date>
    <meta:editing-duration>PT28M28S</meta:editing-duration>
    <meta:editing-cycles>5</meta:editing-cycles>
    <meta:generator>LibreOffice/6.0.7.3$Linux_X86_64 LibreOffice_project/00m0$Build-3</meta:generator>
    <meta:document-statistic meta:table-count="1" meta:cell-count="1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537cm" svg:height="9cm" xlink:href=".." xlink:type="simple" chart:class="chart:line" chart:style-name="ch1">
        <chart:legend chart:legend-position="end" svg:x="14.817cm" svg:y="3.454cm" style:legend-expansion="high" chart:style-name="ch2"/>
        <chart:plot-area chart:style-name="ch3" table:cell-range-address="sensorscalib.C1:sensorscalib.F25" chart:data-source-has-labels="row" svg:x="0.204cm" svg:y="0.37cm" svg:width="13.775cm" svg:height="8.638cm">
          <chartooo:coordinate-region svg:x="0.825cm" svg:y="0.569cm" svg:width="12.967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sorscalib.C2:sensorscalib.C25" chart:label-cell-address="sensorscalib.C1:sensorscalib.C1" chart:class="chart:line">
            <chart:data-point chart:repeated="24"/>
          </chart:series>
          <chart:series chart:style-name="ch7" chart:values-cell-range-address="sensorscalib.D2:sensorscalib.D25" chart:label-cell-address="sensorscalib.D1:sensorscalib.D1" chart:class="chart:line">
            <chart:data-point chart:repeated="24"/>
          </chart:series>
          <chart:series chart:style-name="ch8" chart:values-cell-range-address="sensorscalib.E2:sensorscalib.E25" chart:label-cell-address="sensorscalib.E1:sensorscalib.E1" chart:class="chart:line">
            <chart:data-point chart:repeated="24"/>
          </chart:series>
          <chart:series chart:style-name="ch9" chart:values-cell-range-address="sensorscalib.F2:sensorscalib.F25" chart:label-cell-address="sensorscalib.F1:sensorscalib.F1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scar C</text:p>
                <draw:g>
                  <svg:desc>sensorscalib.C1:sensorscalib.C1</svg:desc>
                </draw:g>
              </table:table-cell>
              <table:table-cell office:value-type="string">
                <text:p>Lascar H</text:p>
                <draw:g>
                  <svg:desc>sensorscalib.D1:sensorscalib.D1</svg:desc>
                </draw:g>
              </table:table-cell>
              <table:table-cell office:value-type="string">
                <text:p>t9</text:p>
                <draw:g>
                  <svg:desc>sensorscalib.E1:sensorscalib.E1</svg:desc>
                </draw:g>
              </table:table-cell>
              <table:table-cell office:value-type="string">
                <text:p>h9</text:p>
                <draw:g>
                  <svg:desc>sensorscalib.F1:sensorscalib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ensorscalib.C2:sensorscalib.C25</svg:desc>
                </draw:g>
              </table:table-cell>
              <table:table-cell office:value-type="float" office:value="NaN">
                <text:p>NaN</text:p>
                <draw:g>
                  <svg:desc>sensorscalib.D2:sensorscalib.D25</svg:desc>
                </draw:g>
              </table:table-cell>
              <table:table-cell office:value-type="float" office:value="25">
                <text:p>25</text:p>
                <draw:g>
                  <svg:desc>sensorscalib.E2:sensorscalib.E25</svg:desc>
                </draw:g>
              </table:table-cell>
              <table:table-cell office:value-type="float" office:value="38">
                <text:p>38</text:p>
                <draw:g>
                  <svg:desc>sensorscalib.F2:sensorscalib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5">
                <text:p>24.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5">
                <text:p>25.5</text:p>
              </table:table-cell>
              <table:table-cell office:value-type="float" office:value="48.5">
                <text:p>48.5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48.5">
                <text:p>48.5</text:p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5">
                <text:p>24.5</text:p>
              </table:table-cell>
              <table:table-cell office:value-type="float" office:value="49">
                <text:p>49</text:p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5">
                <text:p>24.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5">
                <text:p>24.5</text:p>
              </table:table-cell>
              <table:table-cell office:value-type="float" office:value="70.5">
                <text:p>70.5</text:p>
              </table:table-cell>
              <table:table-cell office:value-type="float" office:value="25">
                <text:p>2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71.5">
                <text:p>71.5</text:p>
              </table:table-cell>
              <table:table-cell office:value-type="float" office:value="25">
                <text:p>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5">
                <text:p>25.5</text:p>
              </table:table-cell>
              <table:table-cell office:value-type="float" office:value="55.5">
                <text:p>55.5</text:p>
              </table:table-cell>
              <table:table-cell office:value-type="float" office:value="25">
                <text:p>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5">
                <text:p>24.5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.5">
                <text:p>24.5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